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ees:</text:p>
          </table:table-cell>
          <table:table-cell office:value-type="string" calcext:value-type="string">
            <text:p>Depth:</text:p>
          </table:table-cell>
          <table:table-cell office:value-type="string" calcext:value-type="string">
            <text:p>Attributes:</text:p>
          </table:table-cell>
          <table:table-cell office:value-type="string" calcext:value-type="string">
            <text:p>Weighted accuracy:</text:p>
          </table:table-cell>
          <table:table-cell/>
          <table:table-cell office:value-type="string" calcext:value-type="string">
            <text:p>Bayes:</text:p>
          </table:table-cell>
          <table:table-cell table:style-name="Default" office:value-type="string" calcext:value-type="string">
            <text:p>Smoothing:</text:p>
          </table:table-cell>
          <table:table-cell office:value-type="string" calcext:value-type="string">
            <text:p>Attributes:</text:p>
          </table:table-cell>
          <table:table-cell office:value-type="string" calcext:value-type="string">
            <text:p>Weighted accuracy:</text:p>
          </table:table-cell>
        </table:table-row>
        <table:table-row table:style-name="ro1">
          <table:table-cell office:value-type="string" calcext:value-type="string">
            <text:p>Tree1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'SCONJ_relative', 'LIX', 'Unknown_tags_relative', 'PART_relative', 'NOUN_relative', 'VERB_relative', 'ADV_relative', 'AUX_relative', 'PRON_relative', 'DET_relative', 'polarity', 'capital_words_relative', 'ADP_relative', 'SYM_relative'</text:p>
          </table:table-cell>
          <table:table-cell office:value-type="float" office:value="2.65440977" calcext:value-type="float">
            <text:p>2.65440977</text:p>
          </table:table-cell>
          <table:table-cell/>
          <table:table-cell office:value-type="string" calcext:value-type="string">
            <text:p>Bayes1:</text:p>
          </table:table-cell>
          <table:table-cell office:value-type="float" office:value="0.000000007822" calcext:value-type="float">
            <text:p>7.82E-09</text:p>
          </table:table-cell>
          <table:table-cell office:value-type="string" calcext:value-type="string">
            <text:p>'SCONJ_relative', 'LIX', 'Unknown_tags_relative', 'INTJ_relative', 'PART_relative', 'DET_relative', 'PROPN_relative', 'ADJ_relative', 'polarity', 'capital_words_relative', 'ADP_relative', 'SYM_relative'</text:p>
          </table:table-cell>
          <table:table-cell office:value-type="float" office:value="2.55538972" calcext:value-type="float">
            <text:p>2.55538972</text:p>
          </table:table-cell>
        </table:table-row>
        <table:table-row table:style-name="ro1">
          <table:table-cell office:value-type="string" calcext:value-type="string">
            <text:p>Tree2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SCONJ_relative', 'LIX', 'Unknown_tags_relative', 'PART_relative', 'NOUN_relative', 'VERB_relative', 'ADV_relative', 'AUX_relative', 'PRON_relative', 'DET_relative', 'polarity', 'capital_words_relative', 'ADP_relative', 'SYM_relative'</text:p>
          </table:table-cell>
          <table:table-cell office:value-type="float" office:value="2.64406754" calcext:value-type="float">
            <text:p>2.64406754</text:p>
          </table:table-cell>
          <table:table-cell/>
          <table:table-cell office:value-type="string" calcext:value-type="string">
            <text:p>Bayes2:</text:p>
          </table:table-cell>
          <table:table-cell office:value-type="float" office:value="0.000000009604" calcext:value-type="float">
            <text:p>9.60E-09</text:p>
          </table:table-cell>
          <table:table-cell office:value-type="string" calcext:value-type="string">
            <text:p>'SCONJ_relative', 'LIX', 'Unknown_tags_relative', 'INTJ_relative', 'PART_relative', 'DET_relative', 'PROPN_relative', 'ADJ_relative', 'polarity', 'capital_words_relative', 'ADP_relative', 'SYM_relative'</text:p>
          </table:table-cell>
          <table:table-cell office:value-type="float" office:value="2.55535957" calcext:value-type="float">
            <text:p>2.55535957</text:p>
          </table:table-cell>
        </table:table-row>
        <table:table-row table:style-name="ro1">
          <table:table-cell office:value-type="string" calcext:value-type="string">
            <text:p>Tree3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SCONJ_relative', 'LIX', 'Unknown_tags_relative', 'PART_relative', 'NOUN_relative', 'VERB_relative', 'ADV_relative', 'AUX_relative', 'PRON_relative', 'DET_relative', 'polarity', 'capital_words_relative', 'ADP_relative', 'SYM_relative'</text:p>
          </table:table-cell>
          <table:table-cell office:value-type="float" office:value="2.64130861" calcext:value-type="float">
            <text:p>2.64130861</text:p>
          </table:table-cell>
          <table:table-cell/>
          <table:table-cell office:value-type="string" calcext:value-type="string">
            <text:p>Bayes3:</text:p>
          </table:table-cell>
          <table:table-cell office:value-type="float" office:value="0.000000009802" calcext:value-type="float">
            <text:p>9.80E-09</text:p>
          </table:table-cell>
          <table:table-cell office:value-type="string" calcext:value-type="string">
            <text:p>'SCONJ_relative', 'LIX', 'Unknown_tags_relative', 'INTJ_relative', 'PART_relative', 'DET_relative', 'PROPN_relative', 'ADJ_relative', 'polarity', 'capital_words_relative', 'ADP_relative', 'SYM_relative'</text:p>
          </table:table-cell>
          <table:table-cell office:value-type="float" office:value="2.55535957" calcext:value-type="float">
            <text:p>2.55535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8T02:23:26.497212280</dc:date>
    <meta:editing-duration>PT4H33S</meta:editing-duration>
    <meta:editing-cycles>2</meta:editing-cycles>
    <meta:generator>LibreOffice/7.4.3.2$Linux_X86_64 LibreOffice_project/40$Build-2</meta:generator>
    <meta:document-statistic meta:table-count="1" meta:cell-count="32" meta:object-count="0"/>
  </office:meta>
</office:document-meta>
</file>